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fo:keep-together="auto">
        <style:background-image/>
      </style:table-row-properties>
    </style:style>
    <style:style style:name="Changelog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190d10" officeooo:paragraph-rsid="00190d10"/>
    </style:style>
    <style:style style:name="P3" style:family="paragraph" style:parent-style-name="Table_20_Contents">
      <style:text-properties fo:color="#464453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5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A1" office:value-type="string">
            <text:p text:style-name="Table_20_Heading">Date</text:p>
          </table:table-cell>
          <table:table-cell table:style-name="Changelog.C1" office:value-type="string">
            <text:p text:style-name="Table_20_Heading">Description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14">
            <text:p text:style-name="P1">14/10/2018</text:p>
          </table:table-cell>
          <table:table-cell table:style-name="Changelog.C68" office:value-type="string">
            <text:p text:style-name="P1">Created this document</text:p>
          </table:table-cell>
        </table:table-row>
        <table:table-row table:style-name="Changelog.1">
          <table:table-cell table:style-name="Changelog.A69" office:value-type="string">
            <text:p text:style-name="P1">Maione</text:p>
          </table:table-cell>
          <table:table-cell table:style-name="Changelog.B3" office:value-type="date" office:date-value="2018-10-18">
            <text:p text:style-name="P1">18/10/2018</text:p>
          </table:table-cell>
          <table:table-cell table:style-name="Changelog.C69" office:value-type="string">
            <text:p text:style-name="P1">Added the characters list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1">
            <text:p text:style-name="P1">21/10/2018</text:p>
          </table:table-cell>
          <table:table-cell table:style-name="Changelog.C68" office:value-type="string">
            <text:p text:style-name="P1">Added image to characters</text:p>
          </table:table-cell>
        </table:table-row>
        <table:table-row table:style-name="Changelog.1">
          <table:table-cell table:style-name="Changelog.A69" office:value-type="string">
            <text:p text:style-name="P1">Dettori, Iervolino, Maione</text:p>
          </table:table-cell>
          <table:table-cell table:style-name="Changelog.B3" office:value-type="date" office:date-value="2018-10-22">
            <text:p text:style-name="P1">22/10/2018</text:p>
          </table:table-cell>
          <table:table-cell table:style-name="Changelog.C69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3">
            <text:p text:style-name="P1">23/10/2018</text:p>
          </table:table-cell>
          <table:table-cell table:style-name="Changelog.C68" office:value-type="string">
            <text:p text:style-name="P1">Added deadlines</text:p>
          </table:table-cell>
        </table:table-row>
        <table:table-row table:style-name="Changelog.1">
          <table:table-cell table:style-name="Changelog.A69" office:value-type="string">
            <text:p text:style-name="P1">Dettori, Iervolino</text:p>
          </table:table-cell>
          <table:table-cell table:style-name="Changelog.B3" office:value-type="date" office:date-value="2018-10-24">
            <text:p text:style-name="P1">24/10/2018</text:p>
          </table:table-cell>
          <table:table-cell table:style-name="Changelog.C69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0-25">
            <text:p text:style-name="P1">25/10/2018</text:p>
          </table:table-cell>
          <table:table-cell table:style-name="Changelog.C68" office:value-type="string">
            <text:p text:style-name="P1">Wrote the characters biography</text:p>
          </table:table-cell>
        </table:table-row>
        <table:table-row table:style-name="Changelog.1">
          <table:table-cell table:style-name="Changelog.A69" office:value-type="string">
            <text:p text:style-name="P1">Iervolino</text:p>
          </table:table-cell>
          <table:table-cell table:style-name="Changelog.B3" office:value-type="date" office:date-value="2018-10-25">
            <text:p text:style-name="P1">25/10/2018</text:p>
          </table:table-cell>
          <table:table-cell table:style-name="Changelog.C69" office:value-type="string">
            <text:p text:style-name="P1">Story revision</text:p>
          </table:table-cell>
        </table:table-row>
        <table:table-row table:style-name="Changelog.1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03">
            <text:p text:style-name="P1">03/11/2018</text:p>
          </table:table-cell>
          <table:table-cell table:style-name="Changelog.C68" office:value-type="string">
            <text:p text:style-name="P1">Summary of acts</text:p>
          </table:table-cell>
        </table:table-row>
        <table:table-row table:style-name="Changelog.1">
          <table:table-cell table:style-name="Changelog.A69" office:value-type="string">
            <text:p text:style-name="P1">Iervolino</text:p>
          </table:table-cell>
          <table:table-cell table:style-name="Changelog.B3" office:value-type="date" office:date-value="2018-11-04">
            <text:p text:style-name="P1">04/11/2018</text:p>
          </table:table-cell>
          <table:table-cell table:style-name="Changelog.C69" office:value-type="string">
            <text:p text:style-name="P1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1">Dettori, Iervolino, Maione</text:p>
          </table:table-cell>
          <table:table-cell table:style-name="Changelog.B2" office:value-type="date" office:date-value="2018-11-05">
            <text:p text:style-name="P1">05/11/2018</text:p>
          </table:table-cell>
          <table:table-cell table:style-name="Changelog.C68" office:value-type="string">
            <text:p text:style-name="P1">Designed and Added world maps</text:p>
          </table:table-cell>
        </table:table-row>
        <table:table-row table:style-name="Changelog.1">
          <table:table-cell table:style-name="Changelog.A69" office:value-type="string">
            <text:p text:style-name="P1">Maione</text:p>
          </table:table-cell>
          <table:table-cell table:style-name="Changelog.B3" office:value-type="date" office:date-value="2018-11-06">
            <text:p text:style-name="P1">06/11/2018</text:p>
          </table:table-cell>
          <table:table-cell table:style-name="Changelog.C69" office:value-type="string">
            <text:p text:style-name="P1">Updated diagrams and maps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68" office:value-type="string">
            <text:p text:style-name="P1">Updated characters layout</text:p>
          </table:table-cell>
        </table:table-row>
        <table:table-row table:style-name="Changelog.1">
          <table:table-cell table:style-name="Changelog.A69" office:value-type="string">
            <text:p text:style-name="P1">Iervolino</text:p>
          </table:table-cell>
          <table:table-cell table:style-name="Changelog.B3" office:value-type="date" office:date-value="2018-11-07">
            <text:p text:style-name="P1">07/11/2018</text:p>
          </table:table-cell>
          <table:table-cell table:style-name="Changelog.C69" office:value-type="string">
            <text:p text:style-name="P1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68" office:value-type="string">
            <text:p text:style-name="P1">World diagrams, added Ben</text:p>
          </table:table-cell>
        </table:table-row>
        <table:table-row table:style-name="Changelog.1">
          <table:table-cell table:style-name="Changelog.A69" office:value-type="string">
            <text:p text:style-name="P1">Dettori, Iervolino</text:p>
          </table:table-cell>
          <table:table-cell table:style-name="Changelog.B3" office:value-type="date" office:date-value="2018-11-08">
            <text:p text:style-name="P1">08/11/2018</text:p>
          </table:table-cell>
          <table:table-cell table:style-name="Changelog.C69" office:value-type="string">
            <text:p text:style-name="P1">Validation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8">
            <text:p text:style-name="P1">08/11/2018</text:p>
          </table:table-cell>
          <table:table-cell table:style-name="Changelog.C68" office:value-type="string">
            <text:p text:style-name="P1">General formatting</text:p>
          </table:table-cell>
        </table:table-row>
        <table:table-row table:style-name="Changelog.1">
          <table:table-cell table:style-name="Changelog.A69" office:value-type="string">
            <text:p text:style-name="P1">Iervolino</text:p>
          </table:table-cell>
          <table:table-cell table:style-name="Changelog.B3" office:value-type="date" office:date-value="2018-11-09">
            <text:p text:style-name="P1">09/11/2018</text:p>
          </table:table-cell>
          <table:table-cell table:style-name="Changelog.C69" office:value-type="string">
            <text:p text:style-name="P1">Howl photo and corrections</text:p>
          </table:table-cell>
        </table:table-row>
        <table:table-row table:style-name="Changelog.1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68" office:value-type="string">
            <text:p text:style-name="P1">Photos of orphan child and corrections of scripts</text:p>
          </table:table-cell>
        </table:table-row>
        <table:table-row table:style-name="Changelog.1">
          <table:table-cell table:style-name="Changelog.A69" office:value-type="string">
            <text:p text:style-name="P1">Maione</text:p>
          </table:table-cell>
          <table:table-cell table:style-name="Changelog.B3" office:value-type="date" office:date-value="2018-11-16">
            <text:p text:style-name="P1">16/11/2018</text:p>
          </table:table-cell>
          <table:table-cell table:style-name="Changelog.C69" office:value-type="string">
            <text:p text:style-name="P1">Added image for setting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68" office:value-type="string">
            <text:p text:style-name="P1">Replaced all the embedded images with the referenced one</text:p>
          </table:table-cell>
        </table:table-row>
        <table:table-row table:style-name="Changelog.1">
          <table:table-cell table:style-name="Changelog.A69" office:value-type="string">
            <text:p text:style-name="P1">Dettori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69" office:value-type="string">
            <text:p text:style-name="P1">Modified story flowchart</text:p>
          </table:table-cell>
        </table:table-row>
        <table:table-row table:style-name="Changelog.1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68" office:value-type="string">
            <text:p text:style-name="P1">Added Main story</text:p>
          </table:table-cell>
        </table:table-row>
        <table:table-row table:style-name="Changelog.1">
          <table:table-cell table:style-name="Changelog.A69" office:value-type="string">
            <text:p text:style-name="P1">Maione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69" office:value-type="string">
            <text:p text:style-name="P1">Created Master document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68" office:value-type="string">
            <text:p text:style-name="P1">Tropes</text:p>
          </table:table-cell>
        </table:table-row>
        <table:table-row table:style-name="Changelog.1">
          <table:table-cell table:style-name="Changelog.A69" office:value-type="string">
            <text:p text:style-name="P1">Dettori, 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69" office:value-type="string">
            <text:p text:style-name="P1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68" office:value-type="string">
            <text:p text:style-name="P1">Revision</text:p>
          </table:table-cell>
        </table:table-row>
        <table:table-row table:style-name="Changelog.1">
          <table:table-cell table:style-name="Changelog.A69" office:value-type="string">
            <text:p text:style-name="P1">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69" office:value-type="string">
            <text:p text:style-name="P1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21">
            <text:p text:style-name="P1">21/11/2018</text:p>
          </table:table-cell>
          <table:table-cell table:style-name="Changelog.C68" office:value-type="string">
            <text:p text:style-name="P1">Work on the Goal outlines, story flowchart and think about what happens in the level.</text:p>
          </table:table-cell>
        </table:table-row>
        <table:table-row table:style-name="Changelog.1">
          <table:table-cell table:style-name="Changelog.A69" office:value-type="string">
            <text:p text:style-name="P1">Maione</text:p>
          </table:table-cell>
          <table:table-cell table:style-name="Changelog.B3" office:value-type="date" office:date-value="2018-11-22">
            <text:p text:style-name="P1">22/11/2018</text:p>
          </table:table-cell>
          <table:table-cell table:style-name="Changelog.C69" office:value-type="string">
            <text:p text:style-name="P1">Added Sophie’s circumplex</text:p>
          </table:table-cell>
        </table:table-row>
        <table:table-row table:style-name="Changelog.1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22">
            <text:p text:style-name="P1">22/11/2018</text:p>
          </table:table-cell>
          <table:table-cell table:style-name="Changelog.C68" office:value-type="string">
            <text:p text:style-name="P1">Added reference images of enemies and his sketches </text:p>
          </table:table-cell>
        </table:table-row>
        <table:table-row table:style-name="Changelog.1">
          <table:table-cell table:style-name="Changelog.A69" office:value-type="string">
            <text:p text:style-name="P1">Maione</text:p>
          </table:table-cell>
          <table:table-cell table:style-name="Changelog.B3" office:value-type="date" office:date-value="2018-11-25">
            <text:p text:style-name="P1">25/11/2018</text:p>
          </table:table-cell>
          <table:table-cell table:style-name="Changelog.C69" office:value-type="string">
            <text:p text:style-name="P1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26">
            <text:p text:style-name="P1">26/11/2018</text:p>
          </table:table-cell>
          <table:table-cell table:style-name="Changelog.C68" office:value-type="string">
            <text:p text:style-name="P1">Wrote the whole script of level 6</text:p>
          </table:table-cell>
        </table:table-row>
        <table:table-row table:style-name="Changelog.1">
          <table:table-cell table:style-name="Changelog.A69" office:value-type="string">
            <text:p text:style-name="P1">Iervolino</text:p>
          </table:table-cell>
          <table:table-cell table:style-name="Changelog.B3" office:value-type="date" office:date-value="2018-11-26">
            <text:p text:style-name="P1">26/11/2018</text:p>
          </table:table-cell>
          <table:table-cell table:style-name="Changelog.C69" office:value-type="string">
            <text:p text:style-name="P1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27">
            <text:p text:style-name="P1">27/11/2018</text:p>
          </table:table-cell>
          <table:table-cell table:style-name="Changelog.C68" office:value-type="string">
            <text:p text:style-name="P1">General formatting</text:p>
          </table:table-cell>
        </table:table-row>
        <text:soft-page-break/>
        <table:table-row table:style-name="Changelog.1">
          <table:table-cell table:style-name="Changelog.A69" office:value-type="string">
            <text:p text:style-name="P1">Dettori, Iervolino, Maione</text:p>
          </table:table-cell>
          <table:table-cell table:style-name="Changelog.B3" office:value-type="date" office:date-value="2018-11-27">
            <text:p text:style-name="P1">27/11/2018</text:p>
          </table:table-cell>
          <table:table-cell table:style-name="Changelog.C69" office:value-type="string">
            <text:p text:style-name="P1">Revision</text:p>
          </table:table-cell>
        </table:table-row>
        <table:table-row table:style-name="Changelog.1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2-06">
            <text:p text:style-name="P1">06/12/2018</text:p>
          </table:table-cell>
          <table:table-cell table:style-name="Changelog.C68" office:value-type="string">
            <text:p text:style-name="P1">Completed the map of the city</text:p>
          </table:table-cell>
        </table:table-row>
        <table:table-row table:style-name="Changelog.1">
          <table:table-cell table:style-name="Changelog.A69" office:value-type="string">
            <text:p text:style-name="P1">Iervolino</text:p>
          </table:table-cell>
          <table:table-cell table:style-name="Changelog.B3" office:value-type="date" office:date-value="2018-12-07">
            <text:p text:style-name="P1">07/12/2018</text:p>
          </table:table-cell>
          <table:table-cell table:style-name="Changelog.C69" office:value-type="string">
            <text:p text:style-name="P1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09">
            <text:p text:style-name="P1">09/12/2018</text:p>
          </table:table-cell>
          <table:table-cell table:style-name="Changelog.C68" office:value-type="string">
            <text:p text:style-name="P1">Digitization of maps</text:p>
          </table:table-cell>
        </table:table-row>
        <table:table-row table:style-name="Changelog.1">
          <table:table-cell table:style-name="Changelog.A69" office:value-type="string">
            <text:p text:style-name="P1">Dettori, Iervolino</text:p>
          </table:table-cell>
          <table:table-cell table:style-name="Changelog.B3" office:value-type="date" office:date-value="2018-12-10">
            <text:p text:style-name="P1">10/12/2018</text:p>
          </table:table-cell>
          <table:table-cell table:style-name="Changelog.C69" office:value-type="string">
            <text:p text:style-name="P1">Corrections and extensions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11">
            <text:p text:style-name="P1">11/12/2018</text:p>
          </table:table-cell>
          <table:table-cell table:style-name="Changelog.C68" office:value-type="string">
            <text:p text:style-name="P1">General formatting</text:p>
          </table:table-cell>
        </table:table-row>
        <table:table-row table:style-name="Changelog.1">
          <table:table-cell table:style-name="Changelog.A69" office:value-type="string">
            <text:p text:style-name="P1">Dettori</text:p>
          </table:table-cell>
          <table:table-cell table:style-name="Changelog.B3" office:value-type="date" office:date-value="2018-12-11">
            <text:p text:style-name="P1">11/12/2018</text:p>
          </table:table-cell>
          <table:table-cell table:style-name="Changelog.C69" office:value-type="string">
            <text:p text:style-name="P1">Added hand-drawn maps (the whole city, tavern, prison, barrack) and descriptions</text:p>
          </table:table-cell>
        </table:table-row>
        <table:table-row table:style-name="Changelog.1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2-11">
            <text:p text:style-name="P1">11/12/2018</text:p>
          </table:table-cell>
          <table:table-cell table:style-name="Changelog.C68" office:value-type="string">
            <text:p text:style-name="P1">Added hand-drawn maps (sewers tower castle) and descriptions, some revisions to scripts</text:p>
          </table:table-cell>
        </table:table-row>
        <table:table-row table:style-name="Changelog.1">
          <table:table-cell table:style-name="Changelog.A69" office:value-type="string">
            <text:p text:style-name="P1">Iervolino</text:p>
          </table:table-cell>
          <table:table-cell table:style-name="Changelog.B3" office:value-type="date" office:date-value="2018-12-13">
            <text:p text:style-name="P1">13/12/2018</text:p>
          </table:table-cell>
          <table:table-cell table:style-name="Changelog.C69" office:value-type="string">
            <text:p text:style-name="P1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14">
            <text:p text:style-name="P1">14/12/2018</text:p>
          </table:table-cell>
          <table:table-cell table:style-name="Changelog.C68" office:value-type="string">
            <text:p text:style-name="P1">Digitization of maps</text:p>
          </table:table-cell>
        </table:table-row>
        <table:table-row table:style-name="Changelog.1">
          <table:table-cell table:style-name="Changelog.A69" office:value-type="string">
            <text:p text:style-name="P1">Dettori</text:p>
          </table:table-cell>
          <table:table-cell table:style-name="Changelog.B3" office:value-type="date" office:date-value="2018-12-15">
            <text:p text:style-name="P1">15/12/2018</text:p>
          </table:table-cell>
          <table:table-cell table:style-name="Changelog.C69" office:value-type="string">
            <text:p text:style-name="P1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16">
            <text:p text:style-name="P1">16/12/2018</text:p>
          </table:table-cell>
          <table:table-cell table:style-name="Changelog.C68" office:value-type="string">
            <text:p text:style-name="P1">Digitization of maps</text:p>
          </table:table-cell>
        </table:table-row>
        <table:table-row table:style-name="Changelog.1">
          <table:table-cell table:style-name="Changelog.A69" office:value-type="string">
            <text:p text:style-name="P1">Maione</text:p>
          </table:table-cell>
          <table:table-cell table:style-name="Changelog.B3" office:value-type="date" office:date-value="2018-12-17">
            <text:p text:style-name="P1">17/12/2018</text:p>
          </table:table-cell>
          <table:table-cell table:style-name="Changelog.C69" office:value-type="string">
            <text:p text:style-name="P1">Added concept chapter</text:p>
          </table:table-cell>
        </table:table-row>
        <table:table-row table:style-name="Changelog.1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2-22">
            <text:p text:style-name="P1">22/12/2018</text:p>
          </table:table-cell>
          <table:table-cell table:style-name="Changelog.C68" office:value-type="string">
            <text:p text:style-name="P1">Added the whole design of Alchemist’s guild and the whole design of the Alchemist’s puzzle</text:p>
          </table:table-cell>
        </table:table-row>
        <table:table-row table:style-name="Changelog.1">
          <table:table-cell table:style-name="Changelog.A69" office:value-type="string">
            <text:p text:style-name="P1">Dettori</text:p>
          </table:table-cell>
          <table:table-cell table:style-name="Changelog.B3" office:value-type="date" office:date-value="2018-12-26">
            <text:p text:style-name="P1">26/12/2018</text:p>
          </table:table-cell>
          <table:table-cell table:style-name="Changelog.C69" office:value-type="string">
            <text:p text:style-name="P1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2-27">
            <text:p text:style-name="P1">27/12/2018</text:p>
          </table:table-cell>
          <table:table-cell table:style-name="Changelog.C68" office:value-type="string">
            <text:p text:style-name="P1">Added the mechanics of rewards for exploration</text:p>
          </table:table-cell>
        </table:table-row>
        <table:table-row table:style-name="Changelog.1">
          <table:table-cell table:style-name="Changelog.A69" office:value-type="string">
            <text:p text:style-name="P2">Maione</text:p>
          </table:table-cell>
          <table:table-cell table:style-name="Changelog.B3" office:value-type="date" office:date-value="2018-12-28">
            <text:p text:style-name="P2">28/12/2018</text:p>
          </table:table-cell>
          <table:table-cell table:style-name="Changelog.C69" office:value-type="string">
            <text:p text:style-name="P1">Puzzle ampoules</text:p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68" office:value-type="string">
            <text:p text:style-name="P1"/>
          </table:table-cell>
        </table:table-row>
        <table:table-row table:style-name="Changelog.1">
          <table:table-cell table:style-name="Changelog.A6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69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68" office:value-type="string">
            <text:p text:style-name="P1"/>
          </table:table-cell>
        </table:table-row>
        <table:table-row table:style-name="Changelog.1">
          <table:table-cell table:style-name="Changelog.A6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69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68" office:value-type="string">
            <text:p text:style-name="P1"/>
          </table:table-cell>
        </table:table-row>
        <table:table-row table:style-name="Changelog.1">
          <table:table-cell table:style-name="Changelog.A6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69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68" office:value-type="string">
            <text:p text:style-name="P1"/>
          </table:table-cell>
        </table:table-row>
        <table:table-row table:style-name="Changelog.1">
          <table:table-cell table:style-name="Changelog.A6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69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68" office:value-type="string">
            <text:p text:style-name="P1"/>
          </table:table-cell>
        </table:table-row>
        <table:table-row table:style-name="Changelog.1">
          <table:table-cell table:style-name="Changelog.A6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69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68" office:value-type="string">
            <text:p text:style-name="P1"/>
          </table:table-cell>
        </table:table-row>
        <table:table-row table:style-name="Changelog.1">
          <table:table-cell table:style-name="Changelog.A6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69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68" office:value-type="string">
            <text:p text:style-name="P1"/>
          </table:table-cell>
        </table:table-row>
        <table:table-row table:style-name="Changelog.1">
          <table:table-cell table:style-name="Changelog.A6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69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68" office:value-type="string">
            <text:p text:style-name="P1"/>
          </table:table-cell>
        </table:table-row>
        <table:table-row table:style-name="Changelog.1">
          <table:table-cell table:style-name="Changelog.A6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69" office:value-type="string">
            <text:p text:style-name="P1"/>
          </table:table-cell>
        </table:table-row>
        <table:table-row table:style-name="Changelog.1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70" office:value-type="string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0.06pt fine-dashed #000000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2-28T17:31:13.256000000</dc:date>
    <meta:editing-duration>PT59M15S</meta:editing-duration>
    <meta:editing-cycles>46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62" meta:word-count="419" meta:character-count="2930" meta:non-whitespace-character-count="2672"/>
    <meta:template xlink:type="simple" xlink:actuate="onRequest" xlink:title="" xlink:href="../MasterGameDesignDocument.odm" meta:date="2018-12-28T17:30:08.556000000"/>
  </office:meta>
</office:document-meta>
</file>